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Unicode MS1" svg:font-family="'Arial Unicode M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 style:master-page-name="Standard">
      <style:paragraph-properties style:page-number="auto"/>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Krankenzimmer/ Dialog Schwester</text:p>
      <text:p text:style-name="Text"/>
      <text:p text:style-name="Text">The hospital room is a room. </text:p>
      <text:p text:style-name="Text">The description of the hospital room is“ You see your sister laying on her bed. She looks weak and pale. You ask her:’Hello little sister, how are you?’ She does not respond. After a little while of silence she starts speaking under one´s breath:’Hey brother, i am a little bit tired, however, I am doing fine!’ ‚But can I beg you for something?‘ You:’Yeah, of course, everything you want!’ </text:p>
      <text:p text:style-name="Text">‚I did not have for a long time chocolate…I would like to eat chocolate again!‘ ‚That would make me happy!‘ ‚Could you find some chocolate for me?‘</text:p>
      <text:p text:style-name="Text">You get excited and want to start right now searching for chocolate. ‚Yeah! I will find chocolate for you, the best chocolate of the town!‘ </text:p>
      <text:p text:style-name="Text">You go back into the center.</text:p>
      <text:p text:style-name="Text"/>
      <text:p text:style-name="Text">The description of the hospital room is „<text:span text:style-name="T1">You see your sister laying on her bed. She looks weak and pale.</text:span> Understand „sister“ as the sister. </text:p>
      <text:p text:style-name="Text">Understand „to start a conversation, try to ask sister about herself.“ </text:p>
      <text:p text:style-name="Text">The sister is your sister in the hospital room. „She does not respond. After a little while of silence she starts speaking under one’s breath. She is a little bit tired, however, she is doing fine!. She asks you for something. If you could find chocolate for her? You get excited and want to start right now searching for chocolate.</text:p>
      <text:p text:style-name="Text">This seems to interest you much. </text:p>
      <text:p text:style-name="Standard">You go back to the city c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Unicode MS1" svg:font-family="'Arial Unicode M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list-style-name="" style:class="extra">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de" fo:country="DE" fo:font-style="normal" style:text-underline-style="none" fo:font-weight="normal" style:letter-kerning="true" style:font-name-asian="Arial Unicode MS" style:font-size-asian="11pt" style:font-style-asian="normal" style:font-weight-asian="normal" style:font-name-complex="Arial Unicode MS1" style:font-size-complex="11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S</meta:editing-duration>
    <meta:editing-cycles>3</meta:editing-cycles>
    <meta:generator>OpenOffice/4.1.3$Win32 OpenOffice.org_project/413m1$Build-9783</meta:generator>
    <dc:date>2018-01-18T15:32:11.71</dc:date>
    <meta:document-statistic meta:table-count="0" meta:image-count="0" meta:object-count="0" meta:page-count="1" meta:paragraph-count="11" meta:word-count="247" meta:character-count="1381"/>
    <dc:creator>Nico Enders</dc:creator>
    <meta:user-defined meta:name="Info 1"/>
    <meta:user-defined meta:name="Info 2"/>
    <meta:user-defined meta:name="Info 3"/>
    <meta:user-defined meta:name="Info 4"/>
  </office:meta>
</office:document-meta>
</file>